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 style:list-style-name="WW8Num1"/>
    <style:style style:name="P3" style:family="paragraph" style:parent-style-name="Standard" style:list-style-name="WW8Num2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cker Experiment – Participant Information</text:p>
      <text:p text:style-name="Standard"/>
      <text:p text:style-name="Standard">First, <text:span text:style-name="T3">thank you</text:span> for volunteering to participate in our study.</text:p>
      <text:p text:style-name="Standard"/>
      <text:p text:style-name="Standard">Requirements for participation in this study:</text:p>
      <text:p text:style-name="Standard"/>
      <text:list xml:id="list727252751" text:style-name="WW8Num1">
        <text:list-item>
          <text:p text:style-name="P2">You are a member of the University.</text:p>
        </text:list-item>
        <text:list-item>
          <text:p text:style-name="P2">You have stereo hearing.</text:p>
        </text:list-item>
        <text:list-item>
          <text:p text:style-name="P2">You are fluent in English (you do not need to be a native speaker).</text:p>
        </text:list-item>
      </text:list>
      <text:p text:style-name="Standard"/>
      <text:p text:style-name="Standard"><text:span text:style-name="T2">Purpose:</text:span> The purpose of the experiment is to test the plausibility of stereo sound applied to an audio keyboard interface. <text:span text:style-name="T1">We are not evaluating your individual performance. </text:span><text:span text:style-name="T3">However, it is very important you try to do your best in the experiment</text:span>.</text:p>
      <text:p text:style-name="Standard"/>
      <text:p text:style-name="Standard">The experiment is structured into a single session with two parts.</text:p>
      <text:p text:style-name="Standard"/>
      <text:list xml:id="list764951386" text:style-name="WW8Num2">
        <text:list-item>
          <text:p text:style-name="P3">Tutorial part. Length: <text:s/>30 min.</text:p>
        </text:list-item>
        <text:list-item>
          <text:p text:style-name="P3">Testing part. Length: less than 1.5 hours.</text:p>
        </text:list-item>
      </text:list>
      <text:p text:style-name="Standard"/>
      <text:p text:style-name="Standard">In the tutorial part we will interactively teach you how to use the system we are testing.</text:p>
      <text:p text:style-name="Standard"/>
      <text:p text:style-name="Standard">In the testing sessions we will ask you to write words by selecting their individual letters from audio files. We will use a headset to play the alphabet to you, and each letter that has to be selected will be showed to you on the screen. You can then select a letter when you hear it by pressing a key on the keyboard. Different voices will read different parts of the alphabet at different audio locations. For example, “Pete” will read “a”-“i” in your left ear, while “Susan”, almost simultaneously to “Pete”, <text:s/>will read “v”-“z” in your right ear. The main goal of the experiment is to determine if letters can be accurately identified when playing the alphabet using multiple audio channels.</text:p>
      <text:p text:style-name="Standard"/>
      <text:p text:style-name="Standard">If you for whatever reason want to withdraw for the study please contact the supervisor immediately. <text:span text:style-name="T3">It is your right to withdraw at any point from the study</text:span>. <text:span text:style-name="T1">If you feel any strain or other discomforts </text:span>during your participation <text:span text:style-name="T1">contact the supervisor immediately</text:span>. <text:span text:style-name="T3">You have a right</text:span> to be informed about the results arising from the study. If you are interested in the results, please inform the supervisors.</text:p>
      <text:p text:style-name="Standard"/>
      <text:p text:style-name="Standard">Supervisors:</text:p>
      <text:p text:style-name="Standard"/>
      <text:p text:style-name="Standard">Dr Emli-Mari Nel</text:p>
      <text:p text:style-name="Standard"/>
      <text:p text:style-name="Standard">In case of any questions, rebooking or other inquires and matters, please contact Emli-Mari Nel: en256@cam.ac.uk, phone number: 01223 339852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andwriting Recognition and Software Keyboard Study – Participant Information</dc:title>
    <meta:initial-creator>Per Ola Kristensson</meta:initial-creator>
    <meta:creation-date>2008-08-25T07:41:00</meta:creation-date>
    <dc:creator>Emli-Mari Nel</dc:creator>
    <dc:date>2010-07-07T18:45:00</dc:date>
    <meta:print-date>2008-08-25T08:04:00</meta:print-date>
    <meta:editing-cycles>13</meta:editing-cycles>
    <meta:editing-duration>PT02H46M53S</meta:editing-duration>
    <meta:generator>OpenOffice.org/3.2$Linux OpenOffice.org_project/320m12$Build-9483</meta:generator>
    <meta:document-statistic meta:table-count="0" meta:image-count="0" meta:object-count="0" meta:page-count="1" meta:paragraph-count="16" meta:word-count="351" meta:character-count="2032"/>
    <meta:user-defined meta:name="Info 1"/>
    <meta:user-defined meta:name="Info 2"/>
    <meta:user-defined meta:name="Info 3"/>
    <meta:user-defined meta:name="Info 4"/>
  </office:meta>
</office:document-meta>
</file>